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Text_20_body">El puesto de Eldrihk se encontraba al borde del mercado, bajo una carpa deshilachada de tonos ocres y morados. Elara se detuvo unos pasos antes de cruzar el umbral, observándolo. El hombre estaba de espaldas, ordenando con delicadeza una hilera de objetos polvorientos sobre un estante inclinado: relojes sin cuerda, brújulas oxidadas, frascos con líquidos indescifrables, y extrañas piezas metálicas cuyo propósito escapaba a cualquier lógica. Cuando se giró, sus ojos pequeños y oscuros se clavaron en ella como si ya supiera que estaba allí.</text:p>
      <text:p text:style-name="Text_20_body">—¿Puedo ayudarte, viajera? —preguntó con una voz más amable de lo que Elara esperaba, aunque con un tono sibilante que le erizó la piel.</text:p>
      <text:p text:style-name="Text_20_body">Elara respiró hondo antes de responder. Había algo en su mirada, o quizás en el modo en que inclinaba la cabeza, que la transportaba sin remedio a una vieja herida: el recuerdo de un comerciante casi idéntico, de su sonrisa torcida, y de la traición que le había costado más de lo que entonces podía entender. Todo su cuerpo se tensó.</text:p>
      <text:p text:style-name="Text_20_body">—Necesito llegar a Rainy Valley —dijo con firmeza, cuidando su tono para no mostrar vulnerabilidad—. Lo antes posible.</text:p>
      <text:p text:style-name="Text_20_body">Eldrihk asintió lentamente, como si lo estuviera esperando. Caminó hacia un mapa extendido sobre la mesa y lo señaló con un dedo delgado y manchado de tinta.</text:p>
      <text:p text:style-name="Text_20_body">—El camino directo está intransitable. Las lluvias de las últimas semanas lo han convertido en un barrizal. Nadie sensato se arriesgaría a cruzarlo. Pero hay otra ruta —explicó, trazando con el dedo un largo rodeo por pueblos cuyos nombres Elara apenas reconocía—. Pasando por Sthermoor, luego por las colinas de Glaven… no es rápido, pero es seguro. Y tengo un carruaje saliendo mañana al amanecer.</text:p>
      <text:p text:style-name="Text_20_body">Elara lo observó en silencio. Algo en su ofrecimiento era demasiado elaborado, demasiado preparado, como si la estuviera conduciendo sutilmente hacia una trampa. ¿De verdad había tenido tanta mala suerte como para toparse con un comerciante casi idéntico al que la había engañado de niña? ¿O se trataba del mismo hombre, disfrazado por los años y las circunstancias?</text:p>
      <text:p text:style-name="Text_20_body">—No me interesa dar rodeos —respondió, apartando la mirada—. Seguiré a pie.</text:p>
      <text:p text:style-name="Text_20_body">Eldrihk frunció los labios, decepcionado pero aún cordial.</text:p>
      <text:p text:style-name="Text_20_body">—Como quieras. Solo recuerda que hay caminos que parecen más rectos… pero no siempre llevan adonde crees.</text:p>
      <text:p text:style-name="Text_20_body">Elara no respondió. Ya había oído ese tipo de frases antes. Frases que envolvían mentiras en sabiduría.</text:p>
      <text:p text:style-name="Text_20_body">Giró sobre sus talones y se alejó sin mirar atrás. El corazón le latía fuerte. No sabía qué planeaba Eldrihk, ni si realmente había algo que temer. Pero sabía una cosa: no iba a confiar otra vez en un rostro que ya le había enseñado el precio del error.</text:p>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05-11T17:14:27.391000000</meta:creation-date>
    <dc:date>2025-05-11T18:10:53.396000000</dc:date>
    <meta:editing-duration>PT46M15S</meta:editing-duration>
    <meta:editing-cycles>1</meta:editing-cycles>
    <meta:document-statistic meta:table-count="0" meta:image-count="0" meta:object-count="0" meta:page-count="1" meta:paragraph-count="12" meta:word-count="444" meta:character-count="2648" meta:non-whitespace-character-count="2219"/>
    <meta:generator>LibreOffice/7.3.5.2$Windows_X86_64 LibreOffice_project/184fe81b8c8c30d8b5082578aee2fed2ea847c01</meta:generator>
  </office:meta>
</office:document-meta>
</file>